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order-bottom="none" fo:background-color="#c5e0b4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4" style:family="table-cell" style:parent-style-name="Default">
      <style:table-cell-properties fo:border-bottom="none" fo:background-color="#e2f0d9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5" style:family="table-cell" style:parent-style-name="Default">
      <style:table-cell-properties fo:border-bottom="none" fo:background-color="#dae3f3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6" style:family="table-cell" style:parent-style-name="Default">
      <style:table-cell-properties fo:border-bottom="none" fo:background-color="#fbb7bc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1" style:family="table-cell" style:parent-style-name="Default" style:data-style-name="N1">
      <style:table-cell-properties fo:background-color="#dae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number-columns-repeated="8" table:default-cell-style-name="ce10"/>
        <table:table-row table:style-name="ro1">
          <table:table-cell table:style-name="ce2" office:value-type="string" calcext:value-type="string">
            <text:p>Rank</text:p>
          </table:table-cell>
          <table:table-cell table:style-name="ce7" office:value-type="string" calcext:value-type="string">
            <text:p>Team</text:p>
          </table:table-cell>
          <table:table-cell table:style-name="ce9" office:value-type="string" calcext:value-type="string">
            <text:p>MP</text:p>
          </table:table-cell>
          <table:table-cell table:style-name="ce9" office:value-type="string" calcext:value-type="string">
            <text:p>Won</text:p>
          </table:table-cell>
          <table:table-cell table:style-name="ce9" office:value-type="string" calcext:value-type="string">
            <text:p>Drawn</text:p>
          </table:table-cell>
          <table:table-cell table:style-name="ce9" office:value-type="string" calcext:value-type="string">
            <text:p>Lost</text:p>
          </table:table-cell>
          <table:table-cell table:style-name="ce9" office:value-type="string" calcext:value-type="string">
            <text:p>GF</text:p>
          </table:table-cell>
          <table:table-cell table:style-name="ce9" office:value-type="string" calcext:value-type="string">
            <text:p>GA</text:p>
          </table:table-cell>
          <table:table-cell table:style-name="ce9" office:value-type="string" calcext:value-type="string">
            <text:p>GD</text:p>
          </table:table-cell>
          <table:table-cell table:style-name="ce9" office:value-type="string" calcext:value-type="string">
            <text:p>Points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formula="of:=VLOOKUP([$Sheet1.A2];['file:///C:/Users/chorn/Downloads/Championship_League_Interactive_Table_2023-24_NM_Final_20240610%20(1).xlsx'#$tableTmp.$A$2:.$R$25];2;0)" office:value-type="string" office:string-value="Leicester City" calcext:value-type="string">
            <text:p>Leicester City</text:p>
          </table:table-cell>
          <table:table-cell table:formula="of:=VLOOKUP([$Sheet1.A2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2];['file:///C:/Users/chorn/Downloads/Championship_League_Interactive_Table_2023-24_NM_Final_20240610%20(1).xlsx'#$tableTmp.$A$2:.$R$25];5;0)" office:value-type="float" office:value="31" calcext:value-type="float">
            <text:p>31</text:p>
          </table:table-cell>
          <table:table-cell table:formula="of:=VLOOKUP([$Sheet1.A2];['file:///C:/Users/chorn/Downloads/Championship_League_Interactive_Table_2023-24_NM_Final_20240610%20(1).xlsx'#$tableTmp.$A$2:.$R$25];6;0)" office:value-type="float" office:value="4" calcext:value-type="float">
            <text:p>4</text:p>
          </table:table-cell>
          <table:table-cell table:formula="of:=VLOOKUP([$Sheet1.A2];['file:///C:/Users/chorn/Downloads/Championship_League_Interactive_Table_2023-24_NM_Final_20240610%20(1).xlsx'#$tableTmp.$A$2:.$R$25];7;0)" office:value-type="float" office:value="11" calcext:value-type="float">
            <text:p>11</text:p>
          </table:table-cell>
          <table:table-cell table:formula="of:=VLOOKUP([$Sheet1.A2];['file:///C:/Users/chorn/Downloads/Championship_League_Interactive_Table_2023-24_NM_Final_20240610%20(1).xlsx'#$tableTmp.$A$2:.$R$25];8;0)" office:value-type="float" office:value="89" calcext:value-type="float">
            <text:p>89</text:p>
          </table:table-cell>
          <table:table-cell table:formula="of:=VLOOKUP([$Sheet1.A2];['file:///C:/Users/chorn/Downloads/Championship_League_Interactive_Table_2023-24_NM_Final_20240610%20(1).xlsx'#$tableTmp.$A$2:.$R$25];9;0)" office:value-type="float" office:value="41" calcext:value-type="float">
            <text:p>41</text:p>
          </table:table-cell>
          <table:table-cell table:style-name="ce11" table:formula="of:=VLOOKUP([$Sheet1.A2];['file:///C:/Users/chorn/Downloads/Championship_League_Interactive_Table_2023-24_NM_Final_20240610%20(1).xlsx'#$tableTmp.$A$2:.$R$25];10;0)" office:value-type="float" office:value="48" calcext:value-type="float">
            <text:p>48</text:p>
          </table:table-cell>
          <table:table-cell table:formula="of:=VLOOKUP([$Sheet1.A2];['file:///C:/Users/chorn/Downloads/Championship_League_Interactive_Table_2023-24_NM_Final_20240610%20(1).xlsx'#$tableTmp.$A$2:.$R$25];11;0)" office:value-type="float" office:value="97" calcext:value-type="float">
            <text:p>97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formula="of:=VLOOKUP([$Sheet1.A3];['file:///C:/Users/chorn/Downloads/Championship_League_Interactive_Table_2023-24_NM_Final_20240610%20(1).xlsx'#$tableTmp.$A$2:.$R$25];2;0)" office:value-type="string" office:string-value="Ipswich Town" calcext:value-type="string">
            <text:p>Ipswich Town</text:p>
          </table:table-cell>
          <table:table-cell table:formula="of:=VLOOKUP([$Sheet1.A3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3];['file:///C:/Users/chorn/Downloads/Championship_League_Interactive_Table_2023-24_NM_Final_20240610%20(1).xlsx'#$tableTmp.$A$2:.$R$25];5;0)" office:value-type="float" office:value="28" calcext:value-type="float">
            <text:p>28</text:p>
          </table:table-cell>
          <table:table-cell table:formula="of:=VLOOKUP([$Sheet1.A3];['file:///C:/Users/chorn/Downloads/Championship_League_Interactive_Table_2023-24_NM_Final_20240610%20(1).xlsx'#$tableTmp.$A$2:.$R$25];6;0)" office:value-type="float" office:value="12" calcext:value-type="float">
            <text:p>12</text:p>
          </table:table-cell>
          <table:table-cell table:formula="of:=VLOOKUP([$Sheet1.A3];['file:///C:/Users/chorn/Downloads/Championship_League_Interactive_Table_2023-24_NM_Final_20240610%20(1).xlsx'#$tableTmp.$A$2:.$R$25];7;0)" office:value-type="float" office:value="6" calcext:value-type="float">
            <text:p>6</text:p>
          </table:table-cell>
          <table:table-cell table:formula="of:=VLOOKUP([$Sheet1.A3];['file:///C:/Users/chorn/Downloads/Championship_League_Interactive_Table_2023-24_NM_Final_20240610%20(1).xlsx'#$tableTmp.$A$2:.$R$25];8;0)" office:value-type="float" office:value="92" calcext:value-type="float">
            <text:p>92</text:p>
          </table:table-cell>
          <table:table-cell table:formula="of:=VLOOKUP([$Sheet1.A3];['file:///C:/Users/chorn/Downloads/Championship_League_Interactive_Table_2023-24_NM_Final_20240610%20(1).xlsx'#$tableTmp.$A$2:.$R$25];9;0)" office:value-type="float" office:value="57" calcext:value-type="float">
            <text:p>57</text:p>
          </table:table-cell>
          <table:table-cell table:formula="of:=VLOOKUP([$Sheet1.A3];['file:///C:/Users/chorn/Downloads/Championship_League_Interactive_Table_2023-24_NM_Final_20240610%20(1).xlsx'#$tableTmp.$A$2:.$R$25];10;0)" office:value-type="float" office:value="35" calcext:value-type="float">
            <text:p>35</text:p>
          </table:table-cell>
          <table:table-cell table:formula="of:=VLOOKUP([$Sheet1.A3];['file:///C:/Users/chorn/Downloads/Championship_League_Interactive_Table_2023-24_NM_Final_20240610%20(1).xlsx'#$tableTmp.$A$2:.$R$25];11;0)" office:value-type="float" office:value="96" calcext:value-type="float">
            <text:p>96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formula="of:=VLOOKUP([$Sheet1.A4];['file:///C:/Users/chorn/Downloads/Championship_League_Interactive_Table_2023-24_NM_Final_20240610%20(1).xlsx'#$tableTmp.$A$2:.$R$25];2;0)" office:value-type="string" office:string-value="Leeds United" calcext:value-type="string">
            <text:p>Leeds United</text:p>
          </table:table-cell>
          <table:table-cell table:formula="of:=VLOOKUP([$Sheet1.A4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4];['file:///C:/Users/chorn/Downloads/Championship_League_Interactive_Table_2023-24_NM_Final_20240610%20(1).xlsx'#$tableTmp.$A$2:.$R$25];5;0)" office:value-type="float" office:value="27" calcext:value-type="float">
            <text:p>27</text:p>
          </table:table-cell>
          <table:table-cell table:formula="of:=VLOOKUP([$Sheet1.A4];['file:///C:/Users/chorn/Downloads/Championship_League_Interactive_Table_2023-24_NM_Final_20240610%20(1).xlsx'#$tableTmp.$A$2:.$R$25];6;0)" office:value-type="float" office:value="9" calcext:value-type="float">
            <text:p>9</text:p>
          </table:table-cell>
          <table:table-cell table:formula="of:=VLOOKUP([$Sheet1.A4];['file:///C:/Users/chorn/Downloads/Championship_League_Interactive_Table_2023-24_NM_Final_20240610%20(1).xlsx'#$tableTmp.$A$2:.$R$25];7;0)" office:value-type="float" office:value="10" calcext:value-type="float">
            <text:p>10</text:p>
          </table:table-cell>
          <table:table-cell table:formula="of:=VLOOKUP([$Sheet1.A4];['file:///C:/Users/chorn/Downloads/Championship_League_Interactive_Table_2023-24_NM_Final_20240610%20(1).xlsx'#$tableTmp.$A$2:.$R$25];8;0)" office:value-type="float" office:value="81" calcext:value-type="float">
            <text:p>81</text:p>
          </table:table-cell>
          <table:table-cell table:formula="of:=VLOOKUP([$Sheet1.A4];['file:///C:/Users/chorn/Downloads/Championship_League_Interactive_Table_2023-24_NM_Final_20240610%20(1).xlsx'#$tableTmp.$A$2:.$R$25];9;0)" office:value-type="float" office:value="43" calcext:value-type="float">
            <text:p>43</text:p>
          </table:table-cell>
          <table:table-cell table:style-name="ce11" table:formula="of:=VLOOKUP([$Sheet1.A4];['file:///C:/Users/chorn/Downloads/Championship_League_Interactive_Table_2023-24_NM_Final_20240610%20(1).xlsx'#$tableTmp.$A$2:.$R$25];10;0)" office:value-type="float" office:value="38" calcext:value-type="float">
            <text:p>38</text:p>
          </table:table-cell>
          <table:table-cell table:formula="of:=VLOOKUP([$Sheet1.A4];['file:///C:/Users/chorn/Downloads/Championship_League_Interactive_Table_2023-24_NM_Final_20240610%20(1).xlsx'#$tableTmp.$A$2:.$R$25];11;0)" office:value-type="float" office:value="90" calcext:value-type="float">
            <text:p>90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formula="of:=VLOOKUP([$Sheet1.A5];['file:///C:/Users/chorn/Downloads/Championship_League_Interactive_Table_2023-24_NM_Final_20240610%20(1).xlsx'#$tableTmp.$A$2:.$R$25];2;0)" office:value-type="string" office:string-value="Southampton" calcext:value-type="string">
            <text:p>Southampton</text:p>
          </table:table-cell>
          <table:table-cell table:formula="of:=VLOOKUP([$Sheet1.A5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5];['file:///C:/Users/chorn/Downloads/Championship_League_Interactive_Table_2023-24_NM_Final_20240610%20(1).xlsx'#$tableTmp.$A$2:.$R$25];5;0)" office:value-type="float" office:value="26" calcext:value-type="float">
            <text:p>26</text:p>
          </table:table-cell>
          <table:table-cell table:formula="of:=VLOOKUP([$Sheet1.A5];['file:///C:/Users/chorn/Downloads/Championship_League_Interactive_Table_2023-24_NM_Final_20240610%20(1).xlsx'#$tableTmp.$A$2:.$R$25];6;0)" office:value-type="float" office:value="9" calcext:value-type="float">
            <text:p>9</text:p>
          </table:table-cell>
          <table:table-cell table:formula="of:=VLOOKUP([$Sheet1.A5];['file:///C:/Users/chorn/Downloads/Championship_League_Interactive_Table_2023-24_NM_Final_20240610%20(1).xlsx'#$tableTmp.$A$2:.$R$25];7;0)" office:value-type="float" office:value="11" calcext:value-type="float">
            <text:p>11</text:p>
          </table:table-cell>
          <table:table-cell table:formula="of:=VLOOKUP([$Sheet1.A5];['file:///C:/Users/chorn/Downloads/Championship_League_Interactive_Table_2023-24_NM_Final_20240610%20(1).xlsx'#$tableTmp.$A$2:.$R$25];8;0)" office:value-type="float" office:value="87" calcext:value-type="float">
            <text:p>87</text:p>
          </table:table-cell>
          <table:table-cell table:formula="of:=VLOOKUP([$Sheet1.A5];['file:///C:/Users/chorn/Downloads/Championship_League_Interactive_Table_2023-24_NM_Final_20240610%20(1).xlsx'#$tableTmp.$A$2:.$R$25];9;0)" office:value-type="float" office:value="63" calcext:value-type="float">
            <text:p>63</text:p>
          </table:table-cell>
          <table:table-cell table:formula="of:=VLOOKUP([$Sheet1.A5];['file:///C:/Users/chorn/Downloads/Championship_League_Interactive_Table_2023-24_NM_Final_20240610%20(1).xlsx'#$tableTmp.$A$2:.$R$25];10;0)" office:value-type="float" office:value="24" calcext:value-type="float">
            <text:p>24</text:p>
          </table:table-cell>
          <table:table-cell table:formula="of:=VLOOKUP([$Sheet1.A5];['file:///C:/Users/chorn/Downloads/Championship_League_Interactive_Table_2023-24_NM_Final_20240610%20(1).xlsx'#$tableTmp.$A$2:.$R$25];11;0)" office:value-type="float" office:value="87" calcext:value-type="float">
            <text:p>87</text:p>
          </table:table-cell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formula="of:=VLOOKUP([$Sheet1.A6];['file:///C:/Users/chorn/Downloads/Championship_League_Interactive_Table_2023-24_NM_Final_20240610%20(1).xlsx'#$tableTmp.$A$2:.$R$25];2;0)" office:value-type="string" office:string-value="West Brom" calcext:value-type="string">
            <text:p>West Brom</text:p>
          </table:table-cell>
          <table:table-cell table:formula="of:=VLOOKUP([$Sheet1.A6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6];['file:///C:/Users/chorn/Downloads/Championship_League_Interactive_Table_2023-24_NM_Final_20240610%20(1).xlsx'#$tableTmp.$A$2:.$R$25];5;0)" office:value-type="float" office:value="21" calcext:value-type="float">
            <text:p>21</text:p>
          </table:table-cell>
          <table:table-cell table:formula="of:=VLOOKUP([$Sheet1.A6];['file:///C:/Users/chorn/Downloads/Championship_League_Interactive_Table_2023-24_NM_Final_20240610%20(1).xlsx'#$tableTmp.$A$2:.$R$25];6;0)" office:value-type="float" office:value="12" calcext:value-type="float">
            <text:p>12</text:p>
          </table:table-cell>
          <table:table-cell table:formula="of:=VLOOKUP([$Sheet1.A6];['file:///C:/Users/chorn/Downloads/Championship_League_Interactive_Table_2023-24_NM_Final_20240610%20(1).xlsx'#$tableTmp.$A$2:.$R$25];7;0)" office:value-type="float" office:value="13" calcext:value-type="float">
            <text:p>13</text:p>
          </table:table-cell>
          <table:table-cell table:formula="of:=VLOOKUP([$Sheet1.A6];['file:///C:/Users/chorn/Downloads/Championship_League_Interactive_Table_2023-24_NM_Final_20240610%20(1).xlsx'#$tableTmp.$A$2:.$R$25];8;0)" office:value-type="float" office:value="70" calcext:value-type="float">
            <text:p>70</text:p>
          </table:table-cell>
          <table:table-cell table:formula="of:=VLOOKUP([$Sheet1.A6];['file:///C:/Users/chorn/Downloads/Championship_League_Interactive_Table_2023-24_NM_Final_20240610%20(1).xlsx'#$tableTmp.$A$2:.$R$25];9;0)" office:value-type="float" office:value="47" calcext:value-type="float">
            <text:p>47</text:p>
          </table:table-cell>
          <table:table-cell table:formula="of:=VLOOKUP([$Sheet1.A6];['file:///C:/Users/chorn/Downloads/Championship_League_Interactive_Table_2023-24_NM_Final_20240610%20(1).xlsx'#$tableTmp.$A$2:.$R$25];10;0)" office:value-type="float" office:value="23" calcext:value-type="float">
            <text:p>23</text:p>
          </table:table-cell>
          <table:table-cell table:formula="of:=VLOOKUP([$Sheet1.A6];['file:///C:/Users/chorn/Downloads/Championship_League_Interactive_Table_2023-24_NM_Final_20240610%20(1).xlsx'#$tableTmp.$A$2:.$R$25];11;0)" office:value-type="float" office:value="75" calcext:value-type="float">
            <text:p>75</text:p>
          </table:table-cell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formula="of:=VLOOKUP([$Sheet1.A7];['file:///C:/Users/chorn/Downloads/Championship_League_Interactive_Table_2023-24_NM_Final_20240610%20(1).xlsx'#$tableTmp.$A$2:.$R$25];2;0)" office:value-type="string" office:string-value="Norwich City" calcext:value-type="string">
            <text:p>Norwich City</text:p>
          </table:table-cell>
          <table:table-cell table:formula="of:=VLOOKUP([$Sheet1.A7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7];['file:///C:/Users/chorn/Downloads/Championship_League_Interactive_Table_2023-24_NM_Final_20240610%20(1).xlsx'#$tableTmp.$A$2:.$R$25];5;0)" office:value-type="float" office:value="21" calcext:value-type="float">
            <text:p>21</text:p>
          </table:table-cell>
          <table:table-cell table:formula="of:=VLOOKUP([$Sheet1.A7];['file:///C:/Users/chorn/Downloads/Championship_League_Interactive_Table_2023-24_NM_Final_20240610%20(1).xlsx'#$tableTmp.$A$2:.$R$25];6;0)" office:value-type="float" office:value="10" calcext:value-type="float">
            <text:p>10</text:p>
          </table:table-cell>
          <table:table-cell table:formula="of:=VLOOKUP([$Sheet1.A7];['file:///C:/Users/chorn/Downloads/Championship_League_Interactive_Table_2023-24_NM_Final_20240610%20(1).xlsx'#$tableTmp.$A$2:.$R$25];7;0)" office:value-type="float" office:value="15" calcext:value-type="float">
            <text:p>15</text:p>
          </table:table-cell>
          <table:table-cell table:formula="of:=VLOOKUP([$Sheet1.A7];['file:///C:/Users/chorn/Downloads/Championship_League_Interactive_Table_2023-24_NM_Final_20240610%20(1).xlsx'#$tableTmp.$A$2:.$R$25];8;0)" office:value-type="float" office:value="79" calcext:value-type="float">
            <text:p>79</text:p>
          </table:table-cell>
          <table:table-cell table:formula="of:=VLOOKUP([$Sheet1.A7];['file:///C:/Users/chorn/Downloads/Championship_League_Interactive_Table_2023-24_NM_Final_20240610%20(1).xlsx'#$tableTmp.$A$2:.$R$25];9;0)" office:value-type="float" office:value="64" calcext:value-type="float">
            <text:p>64</text:p>
          </table:table-cell>
          <table:table-cell table:formula="of:=VLOOKUP([$Sheet1.A7];['file:///C:/Users/chorn/Downloads/Championship_League_Interactive_Table_2023-24_NM_Final_20240610%20(1).xlsx'#$tableTmp.$A$2:.$R$25];10;0)" office:value-type="float" office:value="15" calcext:value-type="float">
            <text:p>15</text:p>
          </table:table-cell>
          <table:table-cell table:formula="of:=VLOOKUP([$Sheet1.A7];['file:///C:/Users/chorn/Downloads/Championship_League_Interactive_Table_2023-24_NM_Final_20240610%20(1).xlsx'#$tableTmp.$A$2:.$R$25];11;0)" office:value-type="float" office:value="73" calcext:value-type="float">
            <text:p>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VLOOKUP([$Sheet1.A8];['file:///C:/Users/chorn/Downloads/Championship_League_Interactive_Table_2023-24_NM_Final_20240610%20(1).xlsx'#$tableTmp.$A$2:.$R$25];2;0)" office:value-type="string" office:string-value="Hull City" calcext:value-type="string">
            <text:p>Hull City</text:p>
          </table:table-cell>
          <table:table-cell table:formula="of:=VLOOKUP([$Sheet1.A8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8];['file:///C:/Users/chorn/Downloads/Championship_League_Interactive_Table_2023-24_NM_Final_20240610%20(1).xlsx'#$tableTmp.$A$2:.$R$25];5;0)" office:value-type="float" office:value="19" calcext:value-type="float">
            <text:p>19</text:p>
          </table:table-cell>
          <table:table-cell table:formula="of:=VLOOKUP([$Sheet1.A8];['file:///C:/Users/chorn/Downloads/Championship_League_Interactive_Table_2023-24_NM_Final_20240610%20(1).xlsx'#$tableTmp.$A$2:.$R$25];6;0)" office:value-type="float" office:value="13" calcext:value-type="float">
            <text:p>13</text:p>
          </table:table-cell>
          <table:table-cell table:formula="of:=VLOOKUP([$Sheet1.A8];['file:///C:/Users/chorn/Downloads/Championship_League_Interactive_Table_2023-24_NM_Final_20240610%20(1).xlsx'#$tableTmp.$A$2:.$R$25];7;0)" office:value-type="float" office:value="14" calcext:value-type="float">
            <text:p>14</text:p>
          </table:table-cell>
          <table:table-cell table:formula="of:=VLOOKUP([$Sheet1.A8];['file:///C:/Users/chorn/Downloads/Championship_League_Interactive_Table_2023-24_NM_Final_20240610%20(1).xlsx'#$tableTmp.$A$2:.$R$25];8;0)" office:value-type="float" office:value="68" calcext:value-type="float">
            <text:p>68</text:p>
          </table:table-cell>
          <table:table-cell table:formula="of:=VLOOKUP([$Sheet1.A8];['file:///C:/Users/chorn/Downloads/Championship_League_Interactive_Table_2023-24_NM_Final_20240610%20(1).xlsx'#$tableTmp.$A$2:.$R$25];9;0)" office:value-type="float" office:value="60" calcext:value-type="float">
            <text:p>60</text:p>
          </table:table-cell>
          <table:table-cell table:formula="of:=VLOOKUP([$Sheet1.A8];['file:///C:/Users/chorn/Downloads/Championship_League_Interactive_Table_2023-24_NM_Final_20240610%20(1).xlsx'#$tableTmp.$A$2:.$R$25];10;0)" office:value-type="float" office:value="8" calcext:value-type="float">
            <text:p>8</text:p>
          </table:table-cell>
          <table:table-cell table:formula="of:=VLOOKUP([$Sheet1.A8];['file:///C:/Users/chorn/Downloads/Championship_League_Interactive_Table_2023-24_NM_Final_20240610%20(1).xlsx'#$tableTmp.$A$2:.$R$25];11;0)" office:value-type="float" office:value="70" calcext:value-type="float">
            <text:p>7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VLOOKUP([$Sheet1.A9];['file:///C:/Users/chorn/Downloads/Championship_League_Interactive_Table_2023-24_NM_Final_20240610%20(1).xlsx'#$tableTmp.$A$2:.$R$25];2;0)" office:value-type="string" office:string-value="Middlesbrough" calcext:value-type="string">
            <text:p>Middlesbrough</text:p>
          </table:table-cell>
          <table:table-cell table:formula="of:=VLOOKUP([$Sheet1.A9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9];['file:///C:/Users/chorn/Downloads/Championship_League_Interactive_Table_2023-24_NM_Final_20240610%20(1).xlsx'#$tableTmp.$A$2:.$R$25];5;0)" office:value-type="float" office:value="20" calcext:value-type="float">
            <text:p>20</text:p>
          </table:table-cell>
          <table:table-cell table:formula="of:=VLOOKUP([$Sheet1.A9];['file:///C:/Users/chorn/Downloads/Championship_League_Interactive_Table_2023-24_NM_Final_20240610%20(1).xlsx'#$tableTmp.$A$2:.$R$25];6;0)" office:value-type="float" office:value="9" calcext:value-type="float">
            <text:p>9</text:p>
          </table:table-cell>
          <table:table-cell table:formula="of:=VLOOKUP([$Sheet1.A9];['file:///C:/Users/chorn/Downloads/Championship_League_Interactive_Table_2023-24_NM_Final_20240610%20(1).xlsx'#$tableTmp.$A$2:.$R$25];7;0)" office:value-type="float" office:value="17" calcext:value-type="float">
            <text:p>17</text:p>
          </table:table-cell>
          <table:table-cell table:formula="of:=VLOOKUP([$Sheet1.A9];['file:///C:/Users/chorn/Downloads/Championship_League_Interactive_Table_2023-24_NM_Final_20240610%20(1).xlsx'#$tableTmp.$A$2:.$R$25];8;0)" office:value-type="float" office:value="71" calcext:value-type="float">
            <text:p>71</text:p>
          </table:table-cell>
          <table:table-cell table:formula="of:=VLOOKUP([$Sheet1.A9];['file:///C:/Users/chorn/Downloads/Championship_League_Interactive_Table_2023-24_NM_Final_20240610%20(1).xlsx'#$tableTmp.$A$2:.$R$25];9;0)" office:value-type="float" office:value="62" calcext:value-type="float">
            <text:p>62</text:p>
          </table:table-cell>
          <table:table-cell table:formula="of:=VLOOKUP([$Sheet1.A9];['file:///C:/Users/chorn/Downloads/Championship_League_Interactive_Table_2023-24_NM_Final_20240610%20(1).xlsx'#$tableTmp.$A$2:.$R$25];10;0)" office:value-type="float" office:value="9" calcext:value-type="float">
            <text:p>9</text:p>
          </table:table-cell>
          <table:table-cell table:formula="of:=VLOOKUP([$Sheet1.A9];['file:///C:/Users/chorn/Downloads/Championship_League_Interactive_Table_2023-24_NM_Final_20240610%20(1).xlsx'#$tableTmp.$A$2:.$R$25];11;0)" office:value-type="float" office:value="69" calcext:value-type="float">
            <text:p>6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VLOOKUP([$Sheet1.A10];['file:///C:/Users/chorn/Downloads/Championship_League_Interactive_Table_2023-24_NM_Final_20240610%20(1).xlsx'#$tableTmp.$A$2:.$R$25];2;0)" office:value-type="string" office:string-value="Coventry City" calcext:value-type="string">
            <text:p>Coventry City</text:p>
          </table:table-cell>
          <table:table-cell table:formula="of:=VLOOKUP([$Sheet1.A10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0];['file:///C:/Users/chorn/Downloads/Championship_League_Interactive_Table_2023-24_NM_Final_20240610%20(1).xlsx'#$tableTmp.$A$2:.$R$25];5;0)" office:value-type="float" office:value="17" calcext:value-type="float">
            <text:p>17</text:p>
          </table:table-cell>
          <table:table-cell table:formula="of:=VLOOKUP([$Sheet1.A10];['file:///C:/Users/chorn/Downloads/Championship_League_Interactive_Table_2023-24_NM_Final_20240610%20(1).xlsx'#$tableTmp.$A$2:.$R$25];6;0)" office:value-type="float" office:value="13" calcext:value-type="float">
            <text:p>13</text:p>
          </table:table-cell>
          <table:table-cell table:formula="of:=VLOOKUP([$Sheet1.A10];['file:///C:/Users/chorn/Downloads/Championship_League_Interactive_Table_2023-24_NM_Final_20240610%20(1).xlsx'#$tableTmp.$A$2:.$R$25];7;0)" office:value-type="float" office:value="16" calcext:value-type="float">
            <text:p>16</text:p>
          </table:table-cell>
          <table:table-cell table:formula="of:=VLOOKUP([$Sheet1.A10];['file:///C:/Users/chorn/Downloads/Championship_League_Interactive_Table_2023-24_NM_Final_20240610%20(1).xlsx'#$tableTmp.$A$2:.$R$25];8;0)" office:value-type="float" office:value="70" calcext:value-type="float">
            <text:p>70</text:p>
          </table:table-cell>
          <table:table-cell table:formula="of:=VLOOKUP([$Sheet1.A10];['file:///C:/Users/chorn/Downloads/Championship_League_Interactive_Table_2023-24_NM_Final_20240610%20(1).xlsx'#$tableTmp.$A$2:.$R$25];9;0)" office:value-type="float" office:value="59" calcext:value-type="float">
            <text:p>59</text:p>
          </table:table-cell>
          <table:table-cell table:formula="of:=VLOOKUP([$Sheet1.A10];['file:///C:/Users/chorn/Downloads/Championship_League_Interactive_Table_2023-24_NM_Final_20240610%20(1).xlsx'#$tableTmp.$A$2:.$R$25];10;0)" office:value-type="float" office:value="11" calcext:value-type="float">
            <text:p>11</text:p>
          </table:table-cell>
          <table:table-cell table:formula="of:=VLOOKUP([$Sheet1.A10];['file:///C:/Users/chorn/Downloads/Championship_League_Interactive_Table_2023-24_NM_Final_20240610%20(1).xlsx'#$tableTmp.$A$2:.$R$25];11;0)" office:value-type="float" office:value="64" calcext:value-type="float">
            <text:p>6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VLOOKUP([$Sheet1.A11];['file:///C:/Users/chorn/Downloads/Championship_League_Interactive_Table_2023-24_NM_Final_20240610%20(1).xlsx'#$tableTmp.$A$2:.$R$25];2;0)" office:value-type="string" office:string-value="Preston North End" calcext:value-type="string">
            <text:p>Preston North End</text:p>
          </table:table-cell>
          <table:table-cell table:formula="of:=VLOOKUP([$Sheet1.A11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1];['file:///C:/Users/chorn/Downloads/Championship_League_Interactive_Table_2023-24_NM_Final_20240610%20(1).xlsx'#$tableTmp.$A$2:.$R$25];5;0)" office:value-type="float" office:value="18" calcext:value-type="float">
            <text:p>18</text:p>
          </table:table-cell>
          <table:table-cell table:formula="of:=VLOOKUP([$Sheet1.A11];['file:///C:/Users/chorn/Downloads/Championship_League_Interactive_Table_2023-24_NM_Final_20240610%20(1).xlsx'#$tableTmp.$A$2:.$R$25];6;0)" office:value-type="float" office:value="9" calcext:value-type="float">
            <text:p>9</text:p>
          </table:table-cell>
          <table:table-cell table:formula="of:=VLOOKUP([$Sheet1.A11];['file:///C:/Users/chorn/Downloads/Championship_League_Interactive_Table_2023-24_NM_Final_20240610%20(1).xlsx'#$tableTmp.$A$2:.$R$25];7;0)" office:value-type="float" office:value="19" calcext:value-type="float">
            <text:p>19</text:p>
          </table:table-cell>
          <table:table-cell table:formula="of:=VLOOKUP([$Sheet1.A11];['file:///C:/Users/chorn/Downloads/Championship_League_Interactive_Table_2023-24_NM_Final_20240610%20(1).xlsx'#$tableTmp.$A$2:.$R$25];8;0)" office:value-type="float" office:value="56" calcext:value-type="float">
            <text:p>56</text:p>
          </table:table-cell>
          <table:table-cell table:formula="of:=VLOOKUP([$Sheet1.A11];['file:///C:/Users/chorn/Downloads/Championship_League_Interactive_Table_2023-24_NM_Final_20240610%20(1).xlsx'#$tableTmp.$A$2:.$R$25];9;0)" office:value-type="float" office:value="67" calcext:value-type="float">
            <text:p>67</text:p>
          </table:table-cell>
          <table:table-cell table:formula="of:=VLOOKUP([$Sheet1.A11];['file:///C:/Users/chorn/Downloads/Championship_League_Interactive_Table_2023-24_NM_Final_20240610%20(1).xlsx'#$tableTmp.$A$2:.$R$25];10;0)" office:value-type="float" office:value="-11" calcext:value-type="float">
            <text:p>-11</text:p>
          </table:table-cell>
          <table:table-cell table:formula="of:=VLOOKUP([$Sheet1.A11];['file:///C:/Users/chorn/Downloads/Championship_League_Interactive_Table_2023-24_NM_Final_20240610%20(1).xlsx'#$tableTmp.$A$2:.$R$25];11;0)"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VLOOKUP([$Sheet1.A12];['file:///C:/Users/chorn/Downloads/Championship_League_Interactive_Table_2023-24_NM_Final_20240610%20(1).xlsx'#$tableTmp.$A$2:.$R$25];2;0)" office:value-type="string" office:string-value="Bristol City" calcext:value-type="string">
            <text:p>Bristol City</text:p>
          </table:table-cell>
          <table:table-cell table:formula="of:=VLOOKUP([$Sheet1.A12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2];['file:///C:/Users/chorn/Downloads/Championship_League_Interactive_Table_2023-24_NM_Final_20240610%20(1).xlsx'#$tableTmp.$A$2:.$R$25];5;0)" office:value-type="float" office:value="17" calcext:value-type="float">
            <text:p>17</text:p>
          </table:table-cell>
          <table:table-cell table:formula="of:=VLOOKUP([$Sheet1.A12];['file:///C:/Users/chorn/Downloads/Championship_League_Interactive_Table_2023-24_NM_Final_20240610%20(1).xlsx'#$tableTmp.$A$2:.$R$25];6;0)" office:value-type="float" office:value="11" calcext:value-type="float">
            <text:p>11</text:p>
          </table:table-cell>
          <table:table-cell table:formula="of:=VLOOKUP([$Sheet1.A12];['file:///C:/Users/chorn/Downloads/Championship_League_Interactive_Table_2023-24_NM_Final_20240610%20(1).xlsx'#$tableTmp.$A$2:.$R$25];7;0)" office:value-type="float" office:value="18" calcext:value-type="float">
            <text:p>18</text:p>
          </table:table-cell>
          <table:table-cell table:formula="of:=VLOOKUP([$Sheet1.A12];['file:///C:/Users/chorn/Downloads/Championship_League_Interactive_Table_2023-24_NM_Final_20240610%20(1).xlsx'#$tableTmp.$A$2:.$R$25];8;0)" office:value-type="float" office:value="53" calcext:value-type="float">
            <text:p>53</text:p>
          </table:table-cell>
          <table:table-cell table:formula="of:=VLOOKUP([$Sheet1.A12];['file:///C:/Users/chorn/Downloads/Championship_League_Interactive_Table_2023-24_NM_Final_20240610%20(1).xlsx'#$tableTmp.$A$2:.$R$25];9;0)" office:value-type="float" office:value="51" calcext:value-type="float">
            <text:p>51</text:p>
          </table:table-cell>
          <table:table-cell table:formula="of:=VLOOKUP([$Sheet1.A12];['file:///C:/Users/chorn/Downloads/Championship_League_Interactive_Table_2023-24_NM_Final_20240610%20(1).xlsx'#$tableTmp.$A$2:.$R$25];10;0)" office:value-type="float" office:value="2" calcext:value-type="float">
            <text:p>2</text:p>
          </table:table-cell>
          <table:table-cell table:formula="of:=VLOOKUP([$Sheet1.A12];['file:///C:/Users/chorn/Downloads/Championship_League_Interactive_Table_2023-24_NM_Final_20240610%20(1).xlsx'#$tableTmp.$A$2:.$R$25];11;0)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VLOOKUP([$Sheet1.A13];['file:///C:/Users/chorn/Downloads/Championship_League_Interactive_Table_2023-24_NM_Final_20240610%20(1).xlsx'#$tableTmp.$A$2:.$R$25];2;0)" office:value-type="string" office:string-value="Cardiff City" calcext:value-type="string">
            <text:p>Cardiff City</text:p>
          </table:table-cell>
          <table:table-cell table:formula="of:=VLOOKUP([$Sheet1.A13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3];['file:///C:/Users/chorn/Downloads/Championship_League_Interactive_Table_2023-24_NM_Final_20240610%20(1).xlsx'#$tableTmp.$A$2:.$R$25];5;0)" office:value-type="float" office:value="19" calcext:value-type="float">
            <text:p>19</text:p>
          </table:table-cell>
          <table:table-cell table:formula="of:=VLOOKUP([$Sheet1.A13];['file:///C:/Users/chorn/Downloads/Championship_League_Interactive_Table_2023-24_NM_Final_20240610%20(1).xlsx'#$tableTmp.$A$2:.$R$25];6;0)" office:value-type="float" office:value="5" calcext:value-type="float">
            <text:p>5</text:p>
          </table:table-cell>
          <table:table-cell table:formula="of:=VLOOKUP([$Sheet1.A13];['file:///C:/Users/chorn/Downloads/Championship_League_Interactive_Table_2023-24_NM_Final_20240610%20(1).xlsx'#$tableTmp.$A$2:.$R$25];7;0)" office:value-type="float" office:value="22" calcext:value-type="float">
            <text:p>22</text:p>
          </table:table-cell>
          <table:table-cell table:formula="of:=VLOOKUP([$Sheet1.A13];['file:///C:/Users/chorn/Downloads/Championship_League_Interactive_Table_2023-24_NM_Final_20240610%20(1).xlsx'#$tableTmp.$A$2:.$R$25];8;0)" office:value-type="float" office:value="53" calcext:value-type="float">
            <text:p>53</text:p>
          </table:table-cell>
          <table:table-cell table:formula="of:=VLOOKUP([$Sheet1.A13];['file:///C:/Users/chorn/Downloads/Championship_League_Interactive_Table_2023-24_NM_Final_20240610%20(1).xlsx'#$tableTmp.$A$2:.$R$25];9;0)" office:value-type="float" office:value="70" calcext:value-type="float">
            <text:p>70</text:p>
          </table:table-cell>
          <table:table-cell table:formula="of:=VLOOKUP([$Sheet1.A13];['file:///C:/Users/chorn/Downloads/Championship_League_Interactive_Table_2023-24_NM_Final_20240610%20(1).xlsx'#$tableTmp.$A$2:.$R$25];10;0)" office:value-type="float" office:value="-17" calcext:value-type="float">
            <text:p>-17</text:p>
          </table:table-cell>
          <table:table-cell table:formula="of:=VLOOKUP([$Sheet1.A13];['file:///C:/Users/chorn/Downloads/Championship_League_Interactive_Table_2023-24_NM_Final_20240610%20(1).xlsx'#$tableTmp.$A$2:.$R$25];11;0)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VLOOKUP([$Sheet1.A14];['file:///C:/Users/chorn/Downloads/Championship_League_Interactive_Table_2023-24_NM_Final_20240610%20(1).xlsx'#$tableTmp.$A$2:.$R$25];2;0)" office:value-type="string" office:string-value="Millwall" calcext:value-type="string">
            <text:p>Millwall</text:p>
          </table:table-cell>
          <table:table-cell table:formula="of:=VLOOKUP([$Sheet1.A14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4];['file:///C:/Users/chorn/Downloads/Championship_League_Interactive_Table_2023-24_NM_Final_20240610%20(1).xlsx'#$tableTmp.$A$2:.$R$25];5;0)" office:value-type="float" office:value="16" calcext:value-type="float">
            <text:p>16</text:p>
          </table:table-cell>
          <table:table-cell table:formula="of:=VLOOKUP([$Sheet1.A14];['file:///C:/Users/chorn/Downloads/Championship_League_Interactive_Table_2023-24_NM_Final_20240610%20(1).xlsx'#$tableTmp.$A$2:.$R$25];6;0)" office:value-type="float" office:value="11" calcext:value-type="float">
            <text:p>11</text:p>
          </table:table-cell>
          <table:table-cell table:formula="of:=VLOOKUP([$Sheet1.A14];['file:///C:/Users/chorn/Downloads/Championship_League_Interactive_Table_2023-24_NM_Final_20240610%20(1).xlsx'#$tableTmp.$A$2:.$R$25];7;0)" office:value-type="float" office:value="19" calcext:value-type="float">
            <text:p>19</text:p>
          </table:table-cell>
          <table:table-cell table:formula="of:=VLOOKUP([$Sheet1.A14];['file:///C:/Users/chorn/Downloads/Championship_League_Interactive_Table_2023-24_NM_Final_20240610%20(1).xlsx'#$tableTmp.$A$2:.$R$25];8;0)" office:value-type="float" office:value="45" calcext:value-type="float">
            <text:p>45</text:p>
          </table:table-cell>
          <table:table-cell table:formula="of:=VLOOKUP([$Sheet1.A14];['file:///C:/Users/chorn/Downloads/Championship_League_Interactive_Table_2023-24_NM_Final_20240610%20(1).xlsx'#$tableTmp.$A$2:.$R$25];9;0)" office:value-type="float" office:value="55" calcext:value-type="float">
            <text:p>55</text:p>
          </table:table-cell>
          <table:table-cell table:formula="of:=VLOOKUP([$Sheet1.A14];['file:///C:/Users/chorn/Downloads/Championship_League_Interactive_Table_2023-24_NM_Final_20240610%20(1).xlsx'#$tableTmp.$A$2:.$R$25];10;0)" office:value-type="float" office:value="-10" calcext:value-type="float">
            <text:p>-10</text:p>
          </table:table-cell>
          <table:table-cell table:formula="of:=VLOOKUP([$Sheet1.A14];['file:///C:/Users/chorn/Downloads/Championship_League_Interactive_Table_2023-24_NM_Final_20240610%20(1).xlsx'#$tableTmp.$A$2:.$R$25];11;0)" office:value-type="float" office:value="59" calcext:value-type="float">
            <text:p>5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wansea</text:p>
          </table:table-cell>
          <table:table-cell table:formula="of:=VLOOKUP([$Sheet1.A15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5];['file:///C:/Users/chorn/Downloads/Championship_League_Interactive_Table_2023-24_NM_Final_20240610%20(1).xlsx'#$tableTmp.$A$2:.$R$25];5;0)" office:value-type="float" office:value="15" calcext:value-type="float">
            <text:p>15</text:p>
          </table:table-cell>
          <table:table-cell table:formula="of:=VLOOKUP([$Sheet1.A15];['file:///C:/Users/chorn/Downloads/Championship_League_Interactive_Table_2023-24_NM_Final_20240610%20(1).xlsx'#$tableTmp.$A$2:.$R$25];6;0)" office:value-type="float" office:value="12" calcext:value-type="float">
            <text:p>12</text:p>
          </table:table-cell>
          <table:table-cell table:formula="of:=VLOOKUP([$Sheet1.A15];['file:///C:/Users/chorn/Downloads/Championship_League_Interactive_Table_2023-24_NM_Final_20240610%20(1).xlsx'#$tableTmp.$A$2:.$R$25];7;0)" office:value-type="float" office:value="19" calcext:value-type="float">
            <text:p>19</text:p>
          </table:table-cell>
          <table:table-cell table:formula="of:=VLOOKUP([$Sheet1.A15];['file:///C:/Users/chorn/Downloads/Championship_League_Interactive_Table_2023-24_NM_Final_20240610%20(1).xlsx'#$tableTmp.$A$2:.$R$25];8;0)" office:value-type="float" office:value="59" calcext:value-type="float">
            <text:p>59</text:p>
          </table:table-cell>
          <table:table-cell table:formula="of:=VLOOKUP([$Sheet1.A15];['file:///C:/Users/chorn/Downloads/Championship_League_Interactive_Table_2023-24_NM_Final_20240610%20(1).xlsx'#$tableTmp.$A$2:.$R$25];9;0)" office:value-type="float" office:value="65" calcext:value-type="float">
            <text:p>65</text:p>
          </table:table-cell>
          <table:table-cell table:formula="of:=VLOOKUP([$Sheet1.A15];['file:///C:/Users/chorn/Downloads/Championship_League_Interactive_Table_2023-24_NM_Final_20240610%20(1).xlsx'#$tableTmp.$A$2:.$R$25];10;0)" office:value-type="float" office:value="-6" calcext:value-type="float">
            <text:p>-6</text:p>
          </table:table-cell>
          <table:table-cell table:formula="of:=VLOOKUP([$Sheet1.A15];['file:///C:/Users/chorn/Downloads/Championship_League_Interactive_Table_2023-24_NM_Final_20240610%20(1).xlsx'#$tableTmp.$A$2:.$R$25];11;0)" office:value-type="float" office:value="57" calcext:value-type="float">
            <text:p>5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VLOOKUP([$Sheet1.A16];['file:///C:/Users/chorn/Downloads/Championship_League_Interactive_Table_2023-24_NM_Final_20240610%20(1).xlsx'#$tableTmp.$A$2:.$R$25];2;0)" office:value-type="string" office:string-value="Watford" calcext:value-type="string">
            <text:p>Watford</text:p>
          </table:table-cell>
          <table:table-cell table:formula="of:=VLOOKUP([$Sheet1.A16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6];['file:///C:/Users/chorn/Downloads/Championship_League_Interactive_Table_2023-24_NM_Final_20240610%20(1).xlsx'#$tableTmp.$A$2:.$R$25];5;0)" office:value-type="float" office:value="13" calcext:value-type="float">
            <text:p>13</text:p>
          </table:table-cell>
          <table:table-cell table:formula="of:=VLOOKUP([$Sheet1.A16];['file:///C:/Users/chorn/Downloads/Championship_League_Interactive_Table_2023-24_NM_Final_20240610%20(1).xlsx'#$tableTmp.$A$2:.$R$25];6;0)" office:value-type="float" office:value="17" calcext:value-type="float">
            <text:p>17</text:p>
          </table:table-cell>
          <table:table-cell table:formula="of:=VLOOKUP([$Sheet1.A16];['file:///C:/Users/chorn/Downloads/Championship_League_Interactive_Table_2023-24_NM_Final_20240610%20(1).xlsx'#$tableTmp.$A$2:.$R$25];7;0)" office:value-type="float" office:value="16" calcext:value-type="float">
            <text:p>16</text:p>
          </table:table-cell>
          <table:table-cell table:formula="of:=VLOOKUP([$Sheet1.A16];['file:///C:/Users/chorn/Downloads/Championship_League_Interactive_Table_2023-24_NM_Final_20240610%20(1).xlsx'#$tableTmp.$A$2:.$R$25];8;0)" office:value-type="float" office:value="61" calcext:value-type="float">
            <text:p>61</text:p>
          </table:table-cell>
          <table:table-cell table:formula="of:=VLOOKUP([$Sheet1.A16];['file:///C:/Users/chorn/Downloads/Championship_League_Interactive_Table_2023-24_NM_Final_20240610%20(1).xlsx'#$tableTmp.$A$2:.$R$25];9;0)" office:value-type="float" office:value="61" calcext:value-type="float">
            <text:p>61</text:p>
          </table:table-cell>
          <table:table-cell table:formula="of:=VLOOKUP([$Sheet1.A16];['file:///C:/Users/chorn/Downloads/Championship_League_Interactive_Table_2023-24_NM_Final_20240610%20(1).xlsx'#$tableTmp.$A$2:.$R$25];10;0)" office:value-type="float" office:value="0" calcext:value-type="float">
            <text:p>0</text:p>
          </table:table-cell>
          <table:table-cell table:formula="of:=VLOOKUP([$Sheet1.A16];['file:///C:/Users/chorn/Downloads/Championship_League_Interactive_Table_2023-24_NM_Final_20240610%20(1).xlsx'#$tableTmp.$A$2:.$R$25];11;0)"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VLOOKUP([$Sheet1.A17];['file:///C:/Users/chorn/Downloads/Championship_League_Interactive_Table_2023-24_NM_Final_20240610%20(1).xlsx'#$tableTmp.$A$2:.$R$25];2;0)" office:value-type="string" office:string-value="Sunderland" calcext:value-type="string">
            <text:p>Sunderland</text:p>
          </table:table-cell>
          <table:table-cell table:formula="of:=VLOOKUP([$Sheet1.A17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7];['file:///C:/Users/chorn/Downloads/Championship_League_Interactive_Table_2023-24_NM_Final_20240610%20(1).xlsx'#$tableTmp.$A$2:.$R$25];5;0)" office:value-type="float" office:value="16" calcext:value-type="float">
            <text:p>16</text:p>
          </table:table-cell>
          <table:table-cell table:formula="of:=VLOOKUP([$Sheet1.A17];['file:///C:/Users/chorn/Downloads/Championship_League_Interactive_Table_2023-24_NM_Final_20240610%20(1).xlsx'#$tableTmp.$A$2:.$R$25];6;0)" office:value-type="float" office:value="8" calcext:value-type="float">
            <text:p>8</text:p>
          </table:table-cell>
          <table:table-cell table:formula="of:=VLOOKUP([$Sheet1.A17];['file:///C:/Users/chorn/Downloads/Championship_League_Interactive_Table_2023-24_NM_Final_20240610%20(1).xlsx'#$tableTmp.$A$2:.$R$25];7;0)" office:value-type="float" office:value="22" calcext:value-type="float">
            <text:p>22</text:p>
          </table:table-cell>
          <table:table-cell table:formula="of:=VLOOKUP([$Sheet1.A17];['file:///C:/Users/chorn/Downloads/Championship_League_Interactive_Table_2023-24_NM_Final_20240610%20(1).xlsx'#$tableTmp.$A$2:.$R$25];8;0)" office:value-type="float" office:value="52" calcext:value-type="float">
            <text:p>52</text:p>
          </table:table-cell>
          <table:table-cell table:formula="of:=VLOOKUP([$Sheet1.A17];['file:///C:/Users/chorn/Downloads/Championship_League_Interactive_Table_2023-24_NM_Final_20240610%20(1).xlsx'#$tableTmp.$A$2:.$R$25];9;0)" office:value-type="float" office:value="54" calcext:value-type="float">
            <text:p>54</text:p>
          </table:table-cell>
          <table:table-cell table:formula="of:=VLOOKUP([$Sheet1.A17];['file:///C:/Users/chorn/Downloads/Championship_League_Interactive_Table_2023-24_NM_Final_20240610%20(1).xlsx'#$tableTmp.$A$2:.$R$25];10;0)" office:value-type="float" office:value="-2" calcext:value-type="float">
            <text:p>-2</text:p>
          </table:table-cell>
          <table:table-cell table:formula="of:=VLOOKUP([$Sheet1.A17];['file:///C:/Users/chorn/Downloads/Championship_League_Interactive_Table_2023-24_NM_Final_20240610%20(1).xlsx'#$tableTmp.$A$2:.$R$25];11;0)"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VLOOKUP([$Sheet1.A18];['file:///C:/Users/chorn/Downloads/Championship_League_Interactive_Table_2023-24_NM_Final_20240610%20(1).xlsx'#$tableTmp.$A$2:.$R$25];2;0)" office:value-type="string" office:string-value="Stoke City" calcext:value-type="string">
            <text:p>Stoke City</text:p>
          </table:table-cell>
          <table:table-cell table:formula="of:=VLOOKUP([$Sheet1.A18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8];['file:///C:/Users/chorn/Downloads/Championship_League_Interactive_Table_2023-24_NM_Final_20240610%20(1).xlsx'#$tableTmp.$A$2:.$R$25];5;0)" office:value-type="float" office:value="15" calcext:value-type="float">
            <text:p>15</text:p>
          </table:table-cell>
          <table:table-cell table:formula="of:=VLOOKUP([$Sheet1.A18];['file:///C:/Users/chorn/Downloads/Championship_League_Interactive_Table_2023-24_NM_Final_20240610%20(1).xlsx'#$tableTmp.$A$2:.$R$25];6;0)" office:value-type="float" office:value="11" calcext:value-type="float">
            <text:p>11</text:p>
          </table:table-cell>
          <table:table-cell table:formula="of:=VLOOKUP([$Sheet1.A18];['file:///C:/Users/chorn/Downloads/Championship_League_Interactive_Table_2023-24_NM_Final_20240610%20(1).xlsx'#$tableTmp.$A$2:.$R$25];7;0)" office:value-type="float" office:value="20" calcext:value-type="float">
            <text:p>20</text:p>
          </table:table-cell>
          <table:table-cell table:formula="of:=VLOOKUP([$Sheet1.A18];['file:///C:/Users/chorn/Downloads/Championship_League_Interactive_Table_2023-24_NM_Final_20240610%20(1).xlsx'#$tableTmp.$A$2:.$R$25];8;0)" office:value-type="float" office:value="49" calcext:value-type="float">
            <text:p>49</text:p>
          </table:table-cell>
          <table:table-cell table:formula="of:=VLOOKUP([$Sheet1.A18];['file:///C:/Users/chorn/Downloads/Championship_League_Interactive_Table_2023-24_NM_Final_20240610%20(1).xlsx'#$tableTmp.$A$2:.$R$25];9;0)" office:value-type="float" office:value="60" calcext:value-type="float">
            <text:p>60</text:p>
          </table:table-cell>
          <table:table-cell table:formula="of:=VLOOKUP([$Sheet1.A18];['file:///C:/Users/chorn/Downloads/Championship_League_Interactive_Table_2023-24_NM_Final_20240610%20(1).xlsx'#$tableTmp.$A$2:.$R$25];10;0)" office:value-type="float" office:value="-11" calcext:value-type="float">
            <text:p>-11</text:p>
          </table:table-cell>
          <table:table-cell table:formula="of:=VLOOKUP([$Sheet1.A18];['file:///C:/Users/chorn/Downloads/Championship_League_Interactive_Table_2023-24_NM_Final_20240610%20(1).xlsx'#$tableTmp.$A$2:.$R$25];11;0)"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VLOOKUP([$Sheet1.A19];['file:///C:/Users/chorn/Downloads/Championship_League_Interactive_Table_2023-24_NM_Final_20240610%20(1).xlsx'#$tableTmp.$A$2:.$R$25];2;0)" office:value-type="string" office:string-value="Queens Park Rangers" calcext:value-type="string">
            <text:p>Queens Park Rangers</text:p>
          </table:table-cell>
          <table:table-cell table:formula="of:=VLOOKUP([$Sheet1.A19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19];['file:///C:/Users/chorn/Downloads/Championship_League_Interactive_Table_2023-24_NM_Final_20240610%20(1).xlsx'#$tableTmp.$A$2:.$R$25];5;0)" office:value-type="float" office:value="15" calcext:value-type="float">
            <text:p>15</text:p>
          </table:table-cell>
          <table:table-cell table:formula="of:=VLOOKUP([$Sheet1.A19];['file:///C:/Users/chorn/Downloads/Championship_League_Interactive_Table_2023-24_NM_Final_20240610%20(1).xlsx'#$tableTmp.$A$2:.$R$25];6;0)" office:value-type="float" office:value="11" calcext:value-type="float">
            <text:p>11</text:p>
          </table:table-cell>
          <table:table-cell table:formula="of:=VLOOKUP([$Sheet1.A19];['file:///C:/Users/chorn/Downloads/Championship_League_Interactive_Table_2023-24_NM_Final_20240610%20(1).xlsx'#$tableTmp.$A$2:.$R$25];7;0)" office:value-type="float" office:value="20" calcext:value-type="float">
            <text:p>20</text:p>
          </table:table-cell>
          <table:table-cell table:formula="of:=VLOOKUP([$Sheet1.A19];['file:///C:/Users/chorn/Downloads/Championship_League_Interactive_Table_2023-24_NM_Final_20240610%20(1).xlsx'#$tableTmp.$A$2:.$R$25];8;0)" office:value-type="float" office:value="47" calcext:value-type="float">
            <text:p>47</text:p>
          </table:table-cell>
          <table:table-cell table:formula="of:=VLOOKUP([$Sheet1.A19];['file:///C:/Users/chorn/Downloads/Championship_League_Interactive_Table_2023-24_NM_Final_20240610%20(1).xlsx'#$tableTmp.$A$2:.$R$25];9;0)" office:value-type="float" office:value="58" calcext:value-type="float">
            <text:p>58</text:p>
          </table:table-cell>
          <table:table-cell table:formula="of:=VLOOKUP([$Sheet1.A19];['file:///C:/Users/chorn/Downloads/Championship_League_Interactive_Table_2023-24_NM_Final_20240610%20(1).xlsx'#$tableTmp.$A$2:.$R$25];10;0)" office:value-type="float" office:value="-11" calcext:value-type="float">
            <text:p>-11</text:p>
          </table:table-cell>
          <table:table-cell table:formula="of:=VLOOKUP([$Sheet1.A19];['file:///C:/Users/chorn/Downloads/Championship_League_Interactive_Table_2023-24_NM_Final_20240610%20(1).xlsx'#$tableTmp.$A$2:.$R$25];11;0)" office:value-type="float" office:value="56" calcext:value-type="float">
            <text:p>5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VLOOKUP([$Sheet1.A20];['file:///C:/Users/chorn/Downloads/Championship_League_Interactive_Table_2023-24_NM_Final_20240610%20(1).xlsx'#$tableTmp.$A$2:.$R$25];2;0)" office:value-type="string" office:string-value="Blackburn Rovers" calcext:value-type="string">
            <text:p>Blackburn Rovers</text:p>
          </table:table-cell>
          <table:table-cell table:formula="of:=VLOOKUP([$Sheet1.A20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20];['file:///C:/Users/chorn/Downloads/Championship_League_Interactive_Table_2023-24_NM_Final_20240610%20(1).xlsx'#$tableTmp.$A$2:.$R$25];5;0)" office:value-type="float" office:value="14" calcext:value-type="float">
            <text:p>14</text:p>
          </table:table-cell>
          <table:table-cell table:formula="of:=VLOOKUP([$Sheet1.A20];['file:///C:/Users/chorn/Downloads/Championship_League_Interactive_Table_2023-24_NM_Final_20240610%20(1).xlsx'#$tableTmp.$A$2:.$R$25];6;0)" office:value-type="float" office:value="11" calcext:value-type="float">
            <text:p>11</text:p>
          </table:table-cell>
          <table:table-cell table:formula="of:=VLOOKUP([$Sheet1.A20];['file:///C:/Users/chorn/Downloads/Championship_League_Interactive_Table_2023-24_NM_Final_20240610%20(1).xlsx'#$tableTmp.$A$2:.$R$25];7;0)" office:value-type="float" office:value="21" calcext:value-type="float">
            <text:p>21</text:p>
          </table:table-cell>
          <table:table-cell table:formula="of:=VLOOKUP([$Sheet1.A20];['file:///C:/Users/chorn/Downloads/Championship_League_Interactive_Table_2023-24_NM_Final_20240610%20(1).xlsx'#$tableTmp.$A$2:.$R$25];8;0)" office:value-type="float" office:value="60" calcext:value-type="float">
            <text:p>60</text:p>
          </table:table-cell>
          <table:table-cell table:formula="of:=VLOOKUP([$Sheet1.A20];['file:///C:/Users/chorn/Downloads/Championship_League_Interactive_Table_2023-24_NM_Final_20240610%20(1).xlsx'#$tableTmp.$A$2:.$R$25];9;0)" office:value-type="float" office:value="74" calcext:value-type="float">
            <text:p>74</text:p>
          </table:table-cell>
          <table:table-cell table:formula="of:=VLOOKUP([$Sheet1.A20];['file:///C:/Users/chorn/Downloads/Championship_League_Interactive_Table_2023-24_NM_Final_20240610%20(1).xlsx'#$tableTmp.$A$2:.$R$25];10;0)" office:value-type="float" office:value="-14" calcext:value-type="float">
            <text:p>-14</text:p>
          </table:table-cell>
          <table:table-cell table:formula="of:=VLOOKUP([$Sheet1.A20];['file:///C:/Users/chorn/Downloads/Championship_League_Interactive_Table_2023-24_NM_Final_20240610%20(1).xlsx'#$tableTmp.$A$2:.$R$25];11;0)"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VLOOKUP([$Sheet1.A21];['file:///C:/Users/chorn/Downloads/Championship_League_Interactive_Table_2023-24_NM_Final_20240610%20(1).xlsx'#$tableTmp.$A$2:.$R$25];2;0)" office:value-type="string" office:string-value="Sheffield Wednesday" calcext:value-type="string">
            <text:p>Sheffield Wednesday</text:p>
          </table:table-cell>
          <table:table-cell table:formula="of:=VLOOKUP([$Sheet1.A21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21];['file:///C:/Users/chorn/Downloads/Championship_League_Interactive_Table_2023-24_NM_Final_20240610%20(1).xlsx'#$tableTmp.$A$2:.$R$25];5;0)" office:value-type="float" office:value="15" calcext:value-type="float">
            <text:p>15</text:p>
          </table:table-cell>
          <table:table-cell table:formula="of:=VLOOKUP([$Sheet1.A21];['file:///C:/Users/chorn/Downloads/Championship_League_Interactive_Table_2023-24_NM_Final_20240610%20(1).xlsx'#$tableTmp.$A$2:.$R$25];6;0)" office:value-type="float" office:value="8" calcext:value-type="float">
            <text:p>8</text:p>
          </table:table-cell>
          <table:table-cell table:formula="of:=VLOOKUP([$Sheet1.A21];['file:///C:/Users/chorn/Downloads/Championship_League_Interactive_Table_2023-24_NM_Final_20240610%20(1).xlsx'#$tableTmp.$A$2:.$R$25];7;0)" office:value-type="float" office:value="23" calcext:value-type="float">
            <text:p>23</text:p>
          </table:table-cell>
          <table:table-cell table:formula="of:=VLOOKUP([$Sheet1.A21];['file:///C:/Users/chorn/Downloads/Championship_League_Interactive_Table_2023-24_NM_Final_20240610%20(1).xlsx'#$tableTmp.$A$2:.$R$25];8;0)" office:value-type="float" office:value="44" calcext:value-type="float">
            <text:p>44</text:p>
          </table:table-cell>
          <table:table-cell table:formula="of:=VLOOKUP([$Sheet1.A21];['file:///C:/Users/chorn/Downloads/Championship_League_Interactive_Table_2023-24_NM_Final_20240610%20(1).xlsx'#$tableTmp.$A$2:.$R$25];9;0)" office:value-type="float" office:value="68" calcext:value-type="float">
            <text:p>68</text:p>
          </table:table-cell>
          <table:table-cell table:formula="of:=VLOOKUP([$Sheet1.A21];['file:///C:/Users/chorn/Downloads/Championship_League_Interactive_Table_2023-24_NM_Final_20240610%20(1).xlsx'#$tableTmp.$A$2:.$R$25];10;0)" office:value-type="float" office:value="-24" calcext:value-type="float">
            <text:p>-24</text:p>
          </table:table-cell>
          <table:table-cell table:formula="of:=VLOOKUP([$Sheet1.A21];['file:///C:/Users/chorn/Downloads/Championship_League_Interactive_Table_2023-24_NM_Final_20240610%20(1).xlsx'#$tableTmp.$A$2:.$R$25];11;0)" office:value-type="float" office:value="53" calcext:value-type="float">
            <text:p>5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VLOOKUP([$Sheet1.A22];['file:///C:/Users/chorn/Downloads/Championship_League_Interactive_Table_2023-24_NM_Final_20240610%20(1).xlsx'#$tableTmp.$A$2:.$R$25];2;0)" office:value-type="string" office:string-value="Plymouth Argyle" calcext:value-type="string">
            <text:p>Plymouth Argyle</text:p>
          </table:table-cell>
          <table:table-cell table:formula="of:=VLOOKUP([$Sheet1.A22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22];['file:///C:/Users/chorn/Downloads/Championship_League_Interactive_Table_2023-24_NM_Final_20240610%20(1).xlsx'#$tableTmp.$A$2:.$R$25];5;0)" office:value-type="float" office:value="13" calcext:value-type="float">
            <text:p>13</text:p>
          </table:table-cell>
          <table:table-cell table:formula="of:=VLOOKUP([$Sheet1.A22];['file:///C:/Users/chorn/Downloads/Championship_League_Interactive_Table_2023-24_NM_Final_20240610%20(1).xlsx'#$tableTmp.$A$2:.$R$25];6;0)" office:value-type="float" office:value="12" calcext:value-type="float">
            <text:p>12</text:p>
          </table:table-cell>
          <table:table-cell table:formula="of:=VLOOKUP([$Sheet1.A22];['file:///C:/Users/chorn/Downloads/Championship_League_Interactive_Table_2023-24_NM_Final_20240610%20(1).xlsx'#$tableTmp.$A$2:.$R$25];7;0)" office:value-type="float" office:value="21" calcext:value-type="float">
            <text:p>21</text:p>
          </table:table-cell>
          <table:table-cell table:formula="of:=VLOOKUP([$Sheet1.A22];['file:///C:/Users/chorn/Downloads/Championship_League_Interactive_Table_2023-24_NM_Final_20240610%20(1).xlsx'#$tableTmp.$A$2:.$R$25];8;0)" office:value-type="float" office:value="59" calcext:value-type="float">
            <text:p>59</text:p>
          </table:table-cell>
          <table:table-cell table:formula="of:=VLOOKUP([$Sheet1.A22];['file:///C:/Users/chorn/Downloads/Championship_League_Interactive_Table_2023-24_NM_Final_20240610%20(1).xlsx'#$tableTmp.$A$2:.$R$25];9;0)" office:value-type="float" office:value="70" calcext:value-type="float">
            <text:p>70</text:p>
          </table:table-cell>
          <table:table-cell table:formula="of:=VLOOKUP([$Sheet1.A22];['file:///C:/Users/chorn/Downloads/Championship_League_Interactive_Table_2023-24_NM_Final_20240610%20(1).xlsx'#$tableTmp.$A$2:.$R$25];10;0)" office:value-type="float" office:value="-11" calcext:value-type="float">
            <text:p>-11</text:p>
          </table:table-cell>
          <table:table-cell table:formula="of:=VLOOKUP([$Sheet1.A22];['file:///C:/Users/chorn/Downloads/Championship_League_Interactive_Table_2023-24_NM_Final_20240610%20(1).xlsx'#$tableTmp.$A$2:.$R$25];11;0)" office:value-type="float" office:value="51" calcext:value-type="float">
            <text:p>51</text:p>
          </table:table-cell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table:formula="of:=VLOOKUP([$Sheet1.A23];['file:///C:/Users/chorn/Downloads/Championship_League_Interactive_Table_2023-24_NM_Final_20240610%20(1).xlsx'#$tableTmp.$A$2:.$R$25];2;0)" office:value-type="string" office:string-value="Birmingham City" calcext:value-type="string">
            <text:p>Birmingham City</text:p>
          </table:table-cell>
          <table:table-cell table:formula="of:=VLOOKUP([$Sheet1.A23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23];['file:///C:/Users/chorn/Downloads/Championship_League_Interactive_Table_2023-24_NM_Final_20240610%20(1).xlsx'#$tableTmp.$A$2:.$R$25];5;0)" office:value-type="float" office:value="13" calcext:value-type="float">
            <text:p>13</text:p>
          </table:table-cell>
          <table:table-cell table:formula="of:=VLOOKUP([$Sheet1.A23];['file:///C:/Users/chorn/Downloads/Championship_League_Interactive_Table_2023-24_NM_Final_20240610%20(1).xlsx'#$tableTmp.$A$2:.$R$25];6;0)" office:value-type="float" office:value="11" calcext:value-type="float">
            <text:p>11</text:p>
          </table:table-cell>
          <table:table-cell table:formula="of:=VLOOKUP([$Sheet1.A23];['file:///C:/Users/chorn/Downloads/Championship_League_Interactive_Table_2023-24_NM_Final_20240610%20(1).xlsx'#$tableTmp.$A$2:.$R$25];7;0)" office:value-type="float" office:value="22" calcext:value-type="float">
            <text:p>22</text:p>
          </table:table-cell>
          <table:table-cell table:formula="of:=VLOOKUP([$Sheet1.A23];['file:///C:/Users/chorn/Downloads/Championship_League_Interactive_Table_2023-24_NM_Final_20240610%20(1).xlsx'#$tableTmp.$A$2:.$R$25];8;0)" office:value-type="float" office:value="50" calcext:value-type="float">
            <text:p>50</text:p>
          </table:table-cell>
          <table:table-cell table:formula="of:=VLOOKUP([$Sheet1.A23];['file:///C:/Users/chorn/Downloads/Championship_League_Interactive_Table_2023-24_NM_Final_20240610%20(1).xlsx'#$tableTmp.$A$2:.$R$25];9;0)" office:value-type="float" office:value="65" calcext:value-type="float">
            <text:p>65</text:p>
          </table:table-cell>
          <table:table-cell table:formula="of:=VLOOKUP([$Sheet1.A23];['file:///C:/Users/chorn/Downloads/Championship_League_Interactive_Table_2023-24_NM_Final_20240610%20(1).xlsx'#$tableTmp.$A$2:.$R$25];10;0)" office:value-type="float" office:value="-15" calcext:value-type="float">
            <text:p>-15</text:p>
          </table:table-cell>
          <table:table-cell table:formula="of:=VLOOKUP([$Sheet1.A23];['file:///C:/Users/chorn/Downloads/Championship_League_Interactive_Table_2023-24_NM_Final_20240610%20(1).xlsx'#$tableTmp.$A$2:.$R$25];11;0)" office:value-type="float" office:value="50" calcext:value-type="float">
            <text:p>50</text:p>
          </table:table-cell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table:formula="of:=VLOOKUP([$Sheet1.A24];['file:///C:/Users/chorn/Downloads/Championship_League_Interactive_Table_2023-24_NM_Final_20240610%20(1).xlsx'#$tableTmp.$A$2:.$R$25];2;0)" office:value-type="string" office:string-value="Huddersfield Town" calcext:value-type="string">
            <text:p>Huddersfield Town</text:p>
          </table:table-cell>
          <table:table-cell table:formula="of:=VLOOKUP([$Sheet1.A24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24];['file:///C:/Users/chorn/Downloads/Championship_League_Interactive_Table_2023-24_NM_Final_20240610%20(1).xlsx'#$tableTmp.$A$2:.$R$25];5;0)" office:value-type="float" office:value="9" calcext:value-type="float">
            <text:p>9</text:p>
          </table:table-cell>
          <table:table-cell table:formula="of:=VLOOKUP([$Sheet1.A24];['file:///C:/Users/chorn/Downloads/Championship_League_Interactive_Table_2023-24_NM_Final_20240610%20(1).xlsx'#$tableTmp.$A$2:.$R$25];6;0)" office:value-type="float" office:value="18" calcext:value-type="float">
            <text:p>18</text:p>
          </table:table-cell>
          <table:table-cell table:formula="of:=VLOOKUP([$Sheet1.A24];['file:///C:/Users/chorn/Downloads/Championship_League_Interactive_Table_2023-24_NM_Final_20240610%20(1).xlsx'#$tableTmp.$A$2:.$R$25];7;0)" office:value-type="float" office:value="19" calcext:value-type="float">
            <text:p>19</text:p>
          </table:table-cell>
          <table:table-cell table:formula="of:=VLOOKUP([$Sheet1.A24];['file:///C:/Users/chorn/Downloads/Championship_League_Interactive_Table_2023-24_NM_Final_20240610%20(1).xlsx'#$tableTmp.$A$2:.$R$25];8;0)" office:value-type="float" office:value="48" calcext:value-type="float">
            <text:p>48</text:p>
          </table:table-cell>
          <table:table-cell table:formula="of:=VLOOKUP([$Sheet1.A24];['file:///C:/Users/chorn/Downloads/Championship_League_Interactive_Table_2023-24_NM_Final_20240610%20(1).xlsx'#$tableTmp.$A$2:.$R$25];9;0)" office:value-type="float" office:value="77" calcext:value-type="float">
            <text:p>77</text:p>
          </table:table-cell>
          <table:table-cell table:formula="of:=VLOOKUP([$Sheet1.A24];['file:///C:/Users/chorn/Downloads/Championship_League_Interactive_Table_2023-24_NM_Final_20240610%20(1).xlsx'#$tableTmp.$A$2:.$R$25];10;0)" office:value-type="float" office:value="-29" calcext:value-type="float">
            <text:p>-29</text:p>
          </table:table-cell>
          <table:table-cell table:formula="of:=VLOOKUP([$Sheet1.A24];['file:///C:/Users/chorn/Downloads/Championship_League_Interactive_Table_2023-24_NM_Final_20240610%20(1).xlsx'#$tableTmp.$A$2:.$R$25];11;0)" office:value-type="float" office:value="45" calcext:value-type="float">
            <text:p>45</text:p>
          </table:table-cell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table:formula="of:=VLOOKUP([$Sheet1.A25];['file:///C:/Users/chorn/Downloads/Championship_League_Interactive_Table_2023-24_NM_Final_20240610%20(1).xlsx'#$tableTmp.$A$2:.$R$25];2;0)" office:value-type="string" office:string-value="Rotherham United" calcext:value-type="string">
            <text:p>Rotherham United</text:p>
          </table:table-cell>
          <table:table-cell table:formula="of:=VLOOKUP([$Sheet1.A25];['file:///C:/Users/chorn/Downloads/Championship_League_Interactive_Table_2023-24_NM_Final_20240610%20(1).xlsx'#$tableTmp.$A$2:.$R$25];4;0)" office:value-type="float" office:value="46" calcext:value-type="float">
            <text:p>46</text:p>
          </table:table-cell>
          <table:table-cell table:formula="of:=VLOOKUP([$Sheet1.A25];['file:///C:/Users/chorn/Downloads/Championship_League_Interactive_Table_2023-24_NM_Final_20240610%20(1).xlsx'#$tableTmp.$A$2:.$R$25];5;0)" office:value-type="float" office:value="5" calcext:value-type="float">
            <text:p>5</text:p>
          </table:table-cell>
          <table:table-cell table:formula="of:=VLOOKUP([$Sheet1.A25];['file:///C:/Users/chorn/Downloads/Championship_League_Interactive_Table_2023-24_NM_Final_20240610%20(1).xlsx'#$tableTmp.$A$2:.$R$25];6;0)" office:value-type="float" office:value="12" calcext:value-type="float">
            <text:p>12</text:p>
          </table:table-cell>
          <table:table-cell table:formula="of:=VLOOKUP([$Sheet1.A25];['file:///C:/Users/chorn/Downloads/Championship_League_Interactive_Table_2023-24_NM_Final_20240610%20(1).xlsx'#$tableTmp.$A$2:.$R$25];7;0)" office:value-type="float" office:value="29" calcext:value-type="float">
            <text:p>29</text:p>
          </table:table-cell>
          <table:table-cell table:formula="of:=VLOOKUP([$Sheet1.A25];['file:///C:/Users/chorn/Downloads/Championship_League_Interactive_Table_2023-24_NM_Final_20240610%20(1).xlsx'#$tableTmp.$A$2:.$R$25];8;0)" office:value-type="float" office:value="37" calcext:value-type="float">
            <text:p>37</text:p>
          </table:table-cell>
          <table:table-cell table:formula="of:=VLOOKUP([$Sheet1.A25];['file:///C:/Users/chorn/Downloads/Championship_League_Interactive_Table_2023-24_NM_Final_20240610%20(1).xlsx'#$tableTmp.$A$2:.$R$25];9;0)" office:value-type="float" office:value="89" calcext:value-type="float">
            <text:p>89</text:p>
          </table:table-cell>
          <table:table-cell table:formula="of:=VLOOKUP([$Sheet1.A25];['file:///C:/Users/chorn/Downloads/Championship_League_Interactive_Table_2023-24_NM_Final_20240610%20(1).xlsx'#$tableTmp.$A$2:.$R$25];10;0)" office:value-type="float" office:value="-52" calcext:value-type="float">
            <text:p>-52</text:p>
          </table:table-cell>
          <table:table-cell table:formula="of:=VLOOKUP([$Sheet1.A25];['file:///C:/Users/chorn/Downloads/Championship_League_Interactive_Table_2023-24_NM_Final_20240610%20(1).xlsx'#$tableTmp.$A$2:.$R$25];11;0)" office:value-type="float" office:value="27" calcext:value-type="float">
            <text:p>27</text:p>
          </table:table-cell>
        </table:table-row>
      </table:table>
      <table:table table:name="'file:///C:/Users/chorn/Downloads/Championship_League_Interactive_Table_2023-24_NM_Final_20240610%20(1).xlsx'#tableTmp" table:print="false" table:style-name="ta_extref">
        <table:table-source xlink:type="simple" xlink:href="../../../../../../../Downloads/Championship_League_Interactive_Table_2023-24_NM_Final_20240610%20(1).xlsx" table:table-name="tableTmp" table:mode="copy-results-only"/>
        <table:table-column table:number-columns-repeated="18"/>
        <table:table-row>
          <table:table-cell table:number-columns-repeated="18"/>
        </table:table-row>
        <table:table-row>
          <table:table-cell table:style-name="ce1" office:value-type="float" office:value="22">
            <text:p>22</text:p>
          </table:table-cell>
          <table:table-cell table:style-name="ce1" office:value-type="string">
            <text:p>Birmingham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-15">
            <text:p>-15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Norwich City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9">
            <text:p>19</text:p>
          </table:table-cell>
          <table:table-cell table:style-name="ce1" office:value-type="string">
            <text:p>Blackburn Rovers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-14">
            <text:p>-14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eicester Ci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string">
            <text:p>Bristol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Stoke Ci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string">
            <text:p>Cardiff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-17">
            <text:p>-17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Rotherham United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string">
            <text:p>Coventry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Queens Park Rangers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23">
            <text:p>23</text:p>
          </table:table-cell>
          <table:table-cell table:style-name="ce1" office:value-type="string">
            <text:p>Huddersfield Town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-29">
            <text:p>-29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Ipswich Town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string">
            <text:p>Hull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Plymouth Argyle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string">
            <text:p>Ipswich Town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Huddersfield Town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string">
            <text:p>Leeds Unite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Southampton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string">
            <text:p>Leicester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Blackburn Rovers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string">
            <text:p>Middlesbrough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atford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3">
            <text:p>13</text:p>
          </table:table-cell>
          <table:table-cell table:style-name="ce1" office:value-type="string">
            <text:p>Millwall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-10">
            <text:p>-10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wansea Ci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string">
            <text:p>Norwich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Birmingham Ci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21">
            <text:p>21</text:p>
          </table:table-cell>
          <table:table-cell table:style-name="ce1" office:value-type="string">
            <text:p>Plymouth Argyle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-11">
            <text:p>-1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Hull City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string">
            <text:p>Preston North En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-11">
            <text:p>-11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est Brom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18">
            <text:p>18</text:p>
          </table:table-cell>
          <table:table-cell table:style-name="ce1" office:value-type="string">
            <text:p>Queens Park Rangers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-11">
            <text:p>-11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Coventry City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24">
            <text:p>24</text:p>
          </table:table-cell>
          <table:table-cell table:style-name="ce1" office:value-type="string">
            <text:p>Rotherham Unite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-52">
            <text:p>-52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Cardiff City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string">
            <text:p>Sheffield Wednesda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-24">
            <text:p>-24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underland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string">
            <text:p>Southampton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eeds United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string">
            <text:p>Stoke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-11">
            <text:p>-11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Bristol City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string">
            <text:p>Sunderlan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Sheffield Wednesday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string">
            <text:p>Swansea City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-6">
            <text:p>-6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W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Millwall</text:p>
          </table:table-cell>
          <table:table-cell table:style-name="ce1" office:value-type="string">
            <text:p>H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string">
            <text:p>Watford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Middlesbrough</text:p>
          </table:table-cell>
          <table:table-cell table:style-name="ce1" office:value-type="string">
            <text:p>A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string">
            <text:p>West Brom</text:p>
          </table:table-cell>
          <table:table-cell table:style-name="ce1" office:value-type="float" office:value="NaN">
            <text:p>NaN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W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</text:p>
          </table:table-cell>
          <table:table-cell table:style-name="ce1" office:value-type="string">
            <text:p>Preston North End</text:p>
          </table:table-cell>
          <table:table-cell table:style-name="ce1" office:value-type="string">
            <text:p>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42P0" style:volatile="true">
      <number:hours/>
      <number:text>:</number:text>
      <number:minutes number:style="long"/>
    </number:time-style>
    <number:text-style style:name="N142">
      <number:text-content/>
      <style:map style:condition="value()&lt;=1.79769313486232E+308" style:apply-style-name="N142P0"/>
    </number:text-style>
    <number:percentage-style style:name="N143">
      <number:number number:decimal-places="1" loext:min-decimal-places="1" number:min-integer-digits="1"/>
      <number:text>%</number:text>
    </number:percentage-style>
    <number:number-style style:name="N144">
      <number:number number:decimal-places="3" loext:min-decimal-places="3" number:min-integer-digits="1"/>
    </number:number-style>
    <number:date-style style:name="N145">
      <number:month number:style="long"/>
      <number:text>-</number:text>
      <number:day number:style="long"/>
      <number:text>-</number:text>
      <number:year/>
      <number:text> </number:text>
      <number:hours/>
      <number:text>:</number:text>
      <number:minutes number:style="long"/>
      <number:text> </number:text>
      <number:am-pm/>
    </number:dat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7">
      <number:month/>
      <number:text>/</number:text>
      <number:day/>
      <number:text>/</number:text>
      <number:year number:style="long"/>
    </number:date-style>
    <number:date-style style:name="N10122P0" style:volatile="true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time-style style:name="N10124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0124" number:language="en" number:country="US">
      <number:text-content/>
      <style:map style:condition="value()&lt;=1.79769313486232E+308" style:apply-style-name="N10124P0"/>
    </number:text-style>
    <number:date-style style:name="N10126P0" style:volatile="true" number:language="en" number:country="US">
      <number:day/>
      <number:text>-</number:text>
      <number:month number:textual="true"/>
    </number:date-style>
    <number:text-style style:name="N10126" number:language="en" number:country="US">
      <number:text-content/>
      <style:map style:condition="value()&lt;=1.79769313486232E+308" style:apply-style-name="N10126P0"/>
    </number:text-style>
    <number:date-style style:name="N1012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28" number:language="en" number:country="US">
      <number:text-content/>
      <style:map style:condition="value()&lt;=1.79769313486232E+308" style:apply-style-name="N10128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b050"/>
    </style:style>
    <style:style style:name="ConditionalStyle_5f_4" style:display-name="ConditionalStyle_4" style:family="table-cell" style:parent-style-name="Default">
      <style:table-cell-properties fo:background-color="#a6a6a6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1">00/00/0000</text:date>, <text:time style:data-style-name="N2" text:time-value="21:59:47.4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7-11T21:58:44.715000000</meta:creation-date>
    <dc:date>2025-07-11T22:00:02.491000000</dc:date>
    <meta:editing-duration>PT53S</meta:editing-duration>
    <meta:editing-cycles>2</meta:editing-cycles>
    <meta:generator>LibreOffice/6.4.3.2$Windows_X86_64 LibreOffice_project/747b5d0ebf89f41c860ec2a39efd7cb15b54f2d8</meta:generator>
    <meta:document-statistic meta:table-count="1" meta:cell-count="250" meta:object-count="0"/>
  </office:meta>
</office:document-meta>
</file>